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74d" officeooo:paragraph-rsid="0004e74d"/>
    </style:style>
    <style:style style:name="P2" style:family="paragraph" style:parent-style-name="Standard">
      <style:text-properties officeooo:rsid="0004f78b" officeooo:paragraph-rsid="0004f78b"/>
    </style:style>
    <style:style style:name="P3" style:family="paragraph" style:parent-style-name="Standard">
      <style:text-properties officeooo:paragraph-rsid="0004f78b"/>
    </style:style>
    <style:style style:name="P4" style:family="paragraph" style:parent-style-name="Standard">
      <style:text-properties officeooo:rsid="00083b59" officeooo:paragraph-rsid="00083b59"/>
    </style:style>
    <style:style style:name="P5" style:family="paragraph" style:parent-style-name="Standard">
      <style:text-properties fo:font-weight="normal" officeooo:rsid="0004e74d" officeooo:paragraph-rsid="0004e74d" style:font-weight-asian="normal" style:font-weight-complex="normal"/>
    </style:style>
    <style:style style:name="P6" style:family="paragraph" style:parent-style-name="Standard">
      <style:text-properties fo:font-weight="normal" officeooo:rsid="0004f78b" officeooo:paragraph-rsid="0004f78b" style:font-weight-asian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4f78b" officeooo:paragraph-rsid="0004f78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5d7a8" officeooo:paragraph-rsid="0005d7a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83b59" officeooo:paragraph-rsid="00083b5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officeooo:rsid="0004e74d" officeooo:paragraph-rsid="0004e74d"/>
    </style:style>
    <style:style style:name="P11" style:family="paragraph" style:parent-style-name="Standard" style:list-style-name="L1">
      <style:text-properties fo:font-weight="normal" officeooo:rsid="0004e74d" officeooo:paragraph-rsid="0004e74d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4e74d" officeooo:paragraph-rsid="0004e74d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4f78b" officeooo:paragraph-rsid="0004f78b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04f78b" officeooo:paragraph-rsid="0004f78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5d7a8" officeooo:paragraph-rsid="0005d7a8" style:font-weight-asian="normal" style:font-weight-complex="normal"/>
    </style:style>
    <style:style style:name="P16" style:family="paragraph" style:parent-style-name="Standard" style:list-style-name="L15">
      <style:text-properties fo:font-weight="normal" officeooo:rsid="0005d7a8" officeooo:paragraph-rsid="0005d7a8" style:font-weight-asian="normal" style:font-weight-complex="normal"/>
    </style:style>
    <style:style style:name="P17" style:family="paragraph" style:parent-style-name="Standard" style:list-style-name="L17">
      <style:text-properties fo:font-weight="normal" officeooo:rsid="0005d7a8" officeooo:paragraph-rsid="000da81d" style:font-weight-asian="normal" style:font-weight-complex="normal"/>
    </style:style>
    <style:style style:name="P18" style:family="paragraph" style:parent-style-name="Standard" style:list-style-name="L18">
      <style:text-properties fo:font-weight="normal" officeooo:rsid="0005d7a8" officeooo:paragraph-rsid="000da81d" style:font-weight-asian="normal" style:font-weight-complex="normal"/>
    </style:style>
    <style:style style:name="P19" style:family="paragraph" style:parent-style-name="Standard" style:list-style-name="L19">
      <style:text-properties fo:font-weight="normal" officeooo:rsid="0005d7a8" officeooo:paragraph-rsid="000da81d" style:font-weight-asian="normal" style:font-weight-complex="normal"/>
    </style:style>
    <style:style style:name="P20" style:family="paragraph" style:parent-style-name="Standard" style:list-style-name="L20">
      <style:text-properties fo:font-weight="normal" officeooo:rsid="0005d7a8" officeooo:paragraph-rsid="000da81d" style:font-weight-asian="normal" style:font-weight-complex="normal"/>
    </style:style>
    <style:style style:name="P21" style:family="paragraph" style:parent-style-name="Standard" style:list-style-name="L21">
      <style:text-properties fo:font-weight="normal" officeooo:rsid="0005d7a8" officeooo:paragraph-rsid="000da81d" style:font-weight-asian="normal" style:font-weight-complex="normal"/>
    </style:style>
    <style:style style:name="P22" style:family="paragraph" style:parent-style-name="Standard" style:list-style-name="L22">
      <style:text-properties fo:font-weight="normal" officeooo:rsid="0005d7a8" officeooo:paragraph-rsid="000da81d" style:font-weight-asian="normal" style:font-weight-complex="normal"/>
    </style:style>
    <style:style style:name="P23" style:family="paragraph" style:parent-style-name="Standard" style:list-style-name="L15">
      <style:text-properties fo:font-weight="normal" officeooo:rsid="00077bef" officeooo:paragraph-rsid="00077bef" style:font-weight-asian="normal" style:font-weight-complex="normal"/>
    </style:style>
    <style:style style:name="P24" style:family="paragraph" style:parent-style-name="Standard" style:list-style-name="L2">
      <style:text-properties officeooo:paragraph-rsid="0005d7a8"/>
    </style:style>
    <style:style style:name="P25" style:family="paragraph" style:parent-style-name="Standard" style:list-style-name="L2">
      <style:text-properties officeooo:paragraph-rsid="0004f78b"/>
    </style:style>
    <style:style style:name="P26" style:family="paragraph" style:parent-style-name="Standard" style:list-style-name="L4">
      <style:text-properties officeooo:rsid="0004f78b" officeooo:paragraph-rsid="0004f78b"/>
    </style:style>
    <style:style style:name="P27" style:family="paragraph" style:parent-style-name="Standard" style:list-style-name="L6">
      <style:text-properties officeooo:rsid="0004f78b" officeooo:paragraph-rsid="0004f78b"/>
    </style:style>
    <style:style style:name="P28" style:family="paragraph" style:parent-style-name="Standard" style:list-style-name="L14">
      <style:text-properties style:text-underline-style="none" officeooo:rsid="0005d7a8" officeooo:paragraph-rsid="0005d7a8"/>
    </style:style>
    <style:style style:name="P29" style:family="paragraph" style:parent-style-name="Standard" style:list-style-name="L23">
      <style:text-properties style:text-underline-style="none" fo:font-weight="bold" officeooo:rsid="0005d7a8" officeooo:paragraph-rsid="000da81d" style:font-weight-asian="bold" style:font-weight-complex="bold"/>
    </style:style>
    <style:style style:name="P30" style:family="paragraph" style:parent-style-name="Standard" style:list-style-name="L15">
      <style:text-properties officeooo:rsid="00077bef" officeooo:paragraph-rsid="00077bef"/>
    </style:style>
    <style:style style:name="P31" style:family="paragraph" style:parent-style-name="Standard" style:list-style-name="L15">
      <style:text-properties fo:font-style="normal" style:text-underline-style="none" fo:font-weight="normal" officeooo:rsid="00077bef" officeooo:paragraph-rsid="00077bef" style:font-style-asian="normal" style:font-weight-asian="normal" style:font-style-complex="normal" style:font-weight-complex="normal"/>
    </style:style>
    <style:style style:name="P32" style:family="paragraph" style:parent-style-name="Standard" style:list-style-name="L16">
      <style:text-properties officeooo:rsid="0005d7a8" officeooo:paragraph-rsid="0005d7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d7a8" style:font-weight-asian="normal" style:font-weight-complex="normal"/>
    </style:style>
    <style:style style:name="T4" style:family="text">
      <style:text-properties fo:font-weight="normal" officeooo:rsid="000a24b0" style:font-weight-asian="normal" style:font-weight-complex="normal"/>
    </style:style>
    <style:style style:name="T5" style:family="text">
      <style:text-properties fo:font-weight="normal" officeooo:rsid="0004f78b" style:font-weight-asian="normal" style:font-weight-complex="normal"/>
    </style:style>
    <style:style style:name="T6" style:family="text">
      <style:text-properties fo:font-weight="normal" officeooo:rsid="000f4957" style:font-weight-asian="normal" style:font-weight-complex="normal"/>
    </style:style>
    <style:style style:name="T7" style:family="text">
      <style:text-properties fo:font-style="italic" style:text-underline-style="none" fo:font-weight="bold" officeooo:rsid="0005d7a8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officeooo:rsid="0005d7a8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5d7a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4f78b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a24b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05d7a8" style:font-style-asian="normal" style:font-weight-asian="bold" style:font-style-complex="normal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095e21"/>
    </style:style>
    <style:style style:name="T19" style:family="text">
      <style:text-properties officeooo:rsid="000f49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gioco del paroliere – svolgimento della partita</text:p>
      <text:p text:style-name="P1"/>
      <text:p text:style-name="P1">Utensili utili</text:p>
      <text:list xml:id="list1276148507" text:style-name="L1">
        <text:list-item>
          <text:p text:style-name="P10">da <text:span text:style-name="T1">due</text:span> a <text:span text:style-name="T1">sei</text:span> giocatori.</text:p>
        </text:list-item>
        <text:list-item>
          <text:p text:style-name="P10">una tabella <text:span text:style-name="T1">quattro</text:span>*<text:span text:style-name="T1">quattro</text:span><text:span text:style-name="T2">.</text:span></text:p>
        </text:list-item>
        <text:list-item>
          <text:p text:style-name="P10"><text:span text:style-name="T1">sedici</text:span> dadi (da <text:span text:style-name="T1">sei </text:span><text:span text:style-name="T2">facce ciascuno).</text:span></text:p>
        </text:list-item>
        <text:list-item>
          <text:p text:style-name="P11">un dizionario delle parole consentite.</text:p>
        </text:list-item>
        <text:list-item>
          <text:p text:style-name="P10"><text:span text:style-name="T2">una clessidra da </text:span><text:span text:style-name="T1">tre</text:span><text:span text:style-name="T2"> minuti per indicare la sessione di gioco.</text:span></text:p>
        </text:list-item>
        <text:list-item>
          <text:p text:style-name="P10"><text:span text:style-name="T2">una “seconda” clessidra da </text:span><text:span text:style-name="T1">tre </text:span><text:span text:style-name="T2">minuti per la verifica delle parole.</text:span></text:p>
        </text:list-item>
      </text:list>
      <text:p text:style-name="P5"/>
      <text:p text:style-name="P5">Svolgimento schematico della partita</text:p>
      <text:list xml:id="list3756325344" text:style-name="L2">
        <text:list-item>
          <text:p text:style-name="P24"><text:span text:style-name="T4">Fase</text:span><text:span text:style-name="T3"> di lobby:</text:span></text:p>
          <text:list>
            <text:list-item>
              <text:p text:style-name="P12">il numero di giocatori da attendere sono impostati dal giocatore che crea la lobby</text:p>
            </text:list-item>
            <text:list-item>
              <text:p text:style-name="P12">La partita non comincia fino a quando la lobby non è piena.</text:p>
            </text:list-item>
            <text:list-item>
              <text:p text:style-name="P12">Che succede se l’host esce dalla partita prima che inizi? (Migrazione host o annullamento).</text:p>
            </text:list-item>
          </text:list>
        </text:list-item>
        <text:list-item>
          <text:p text:style-name="P25"><text:span text:style-name="T4">Fase</text:span><text:span text:style-name="T5"> di gioco:</text:span></text:p>
        </text:list-item>
      </text:list>
      <text:list xml:id="list794024928" text:style-name="L3">
        <text:list-item>
          <text:list>
            <text:list-item>
              <text:p text:style-name="P13">L’applicativo simula lancio dadi e mostra tabella.</text:p>
            </text:list-item>
          </text:list>
        </text:list-item>
      </text:list>
      <text:list xml:id="list3509914975" text:style-name="L4">
        <text:list-item>
          <text:list>
            <text:list-item>
              <text:p text:style-name="P26"><text:span text:style-name="T1">Tre</text:span><text:span text:style-name="T2"> minuti di tempo per compilare la propria lista delle parole.</text:span></text:p>
            </text:list-item>
          </text:list>
        </text:list-item>
      </text:list>
      <text:list xml:id="list3596206773" text:style-name="L5">
        <text:list-item>
          <text:list>
            <text:list-item>
              <text:p text:style-name="P14">(La tabella si consulta così*).</text:p>
            </text:list-item>
          </text:list>
        </text:list-item>
      </text:list>
      <text:list xml:id="list4242118504" text:style-name="L6">
        <text:list-item>
          <text:list>
            <text:list-item>
              <text:p text:style-name="P27"><text:span text:style-name="T2">SE un giocatore abbandona il match la partita è </text:span><text:span text:style-name="T1">ANNULLATA</text:span><text:span text:style-name="T2">.</text:span></text:p>
            </text:list-item>
          </text:list>
        </text:list-item>
      </text:list>
      <text:list xml:id="list144118962393877" text:continue-list="list3756325344" text:style-name="L2">
        <text:list-item>
          <text:p text:style-name="P24"><text:span text:style-name="T4">Fase</text:span><text:span text:style-name="T3"> di </text:span><text:span text:style-name="T6">valutazione</text:span><text:span text:style-name="T3">:</text:span></text:p>
        </text:list-item>
      </text:list>
      <text:list xml:id="list2480197752" text:style-name="L21">
        <text:list-item>
          <text:list>
            <text:list-item>
              <text:p text:style-name="P21">Le liste di ogni giocatore vengono valutate dal sistema (interfaccia sistema – dizionario)</text:p>
            </text:list-item>
          </text:list>
        </text:list-item>
      </text:list>
      <text:list xml:id="list2254785179" text:style-name="L22">
        <text:list-item>
          <text:list>
            <text:list-item>
              <text:p text:style-name="P22">Attribuzione punteggi**</text:p>
            </text:list-item>
          </text:list>
        </text:list-item>
      </text:list>
      <text:list xml:id="list144118134892919" text:continue-list="list144118962393877" text:style-name="L2">
        <text:list-item>
          <text:p text:style-name="P24"><text:span text:style-name="T3">Fase di </text:span><text:span text:style-name="T6">verifica</text:span><text:span text:style-name="T3">:</text:span></text:p>
        </text:list-item>
      </text:list>
      <text:list xml:id="list194049938" text:style-name="L17">
        <text:list-item>
          <text:list>
            <text:list-item>
              <text:p text:style-name="P17">Le liste di ogni giocatore sono mostrate agli altri.</text:p>
            </text:list-item>
          </text:list>
        </text:list-item>
      </text:list>
      <text:list xml:id="list2521652979" text:style-name="L18">
        <text:list-item>
          <text:list>
            <text:list-item>
              <text:p text:style-name="P18">Tre <text:span text:style-name="T18">minuti</text:span> per la verifica della parole da parte dei singoli giocatori.</text:p>
            </text:list-item>
          </text:list>
        </text:list-item>
      </text:list>
      <text:list xml:id="list1787493015" text:style-name="L19">
        <text:list-item>
          <text:list>
            <text:list-item>
              <text:p text:style-name="P19">La scadenza della fase può essere anticipata se tutti i giocatori segnalano di aver terminato la modifica.</text:p>
            </text:list-item>
          </text:list>
        </text:list-item>
      </text:list>
      <text:list xml:id="list1025042719" text:style-name="L20">
        <text:list-item>
          <text:list>
            <text:list-item>
              <text:p text:style-name="P20">I giocatori si interfacciano <text:span text:style-name="T18">c</text:span>on il dizionario per il controllo.</text:p>
            </text:list-item>
          </text:list>
        </text:list-item>
      </text:list>
      <text:list xml:id="list144118765567134" text:continue-list="list144118134892919" text:style-name="L2">
        <text:list-item>
          <text:p text:style-name="P15">Fase di conclusione:</text:p>
        </text:list-item>
      </text:list>
      <text:list xml:id="list4088832794" text:style-name="L23">
        <text:list-item>
          <text:list>
            <text:list-item>
              <text:p text:style-name="P29"><text:span text:style-name="T2">Valutazione condizione di vittoria (Un giocatore con punti &gt;= 50)</text:span></text:p>
            </text:list-item>
          </text:list>
        </text:list-item>
      </text:list>
      <text:list xml:id="list2549967137" text:style-name="L14">
        <text:list-item>
          <text:list>
            <text:list-item>
              <text:p text:style-name="P28"><text:span text:style-name="T2">Condizione di vittoria </text:span><text:span text:style-name="T17">soddisfatta</text:span><text:span text:style-name="T2">:</text:span></text:p>
            </text:list-item>
          </text:list>
        </text:list-item>
      </text:list>
      <text:list xml:id="list2146001752" text:style-name="L15">
        <text:list-item>
          <text:list>
            <text:list-item>
              <text:list>
                <text:list-item>
                  <text:p text:style-name="P23">Vengono mostrati i nomi dei vincitori.</text:p>
                </text:list-item>
                <text:list-item>
                  <text:p text:style-name="P23">Viene stillata la classifica generale.</text:p>
                </text:list-item>
                <text:list-item>
                  <text:p text:style-name="P23">Esiste il primo posto pari merito?</text:p>
                </text:list-item>
              </text:list>
            </text:list-item>
            <text:list-item>
              <text:p text:style-name="P30"><text:span text:style-name="T2">Condizione di vittoria </text:span><text:span text:style-name="T17">non soddisfatta</text:span><text:span text:style-name="T11">:</text:span></text:p>
              <text:list>
                <text:list-item>
                  <text:p text:style-name="P31">Ritorno alla fase 2 (i punteggi naturalmente sono mantenuti)</text:p>
                </text:list-item>
              </text:list>
            </text:list-item>
          </text:list>
          <text:p text:style-name="P16"/>
        </text:list-item>
      </text:list>
      <text:p text:style-name="P6"/>
      <text:p text:style-name="P6"/>
      <text:p text:style-name="P2"><text:span text:style-name="T2">*</text:span><text:span text:style-name="T8">Consultazione tabella di gioco</text:span><text:span text:style-name="T11">: partendo da una lettera a piacere scelta tra quelle sulla tabella muoversi di UNA casella in una qualsiasi direzione adiacente. Ripetere l’operazione sopra descritta partendo però dalla lettera su cui si è fermati. </text:span><text:span text:style-name="T10">NON PESTARE DUE VOLTE LA STESSA CASELLA.</text:span><text:span text:style-name="T11"> Le lettere devono essere comprese tra la lunghezza 3 e 16 inclusi. </text:span><text:span text:style-name="T12">Sono validi solo </text:span><text:span text:style-name="T7">Aggettivi e sostantivi singolari</text:span><text:span text:style-name="T12"> e </text:span><text:span text:style-name="T7"><text:s/>verbi all’infinito</text:span><text:span text:style-name="T12">.</text:span></text:p>
      <text:p text:style-name="P7"/>
      <text:p text:style-name="P3"><text:span text:style-name="T13">**</text:span><text:span text:style-name="T9">Attribuzione punteggi</text:span><text:span text:style-name="T12">: vengono scartate: parole non ammissibili e parole </text:span><text:span text:style-name="T16">indicate da più giocatori assieme</text:span><text:span text:style-name="T12"> (viene scartata per entrambi, non solo per chi l’ha proposta dopo). Le parole ammissibili sono così valutate:</text:span></text:p>
      <text:list xml:id="list3557702698" text:style-name="L16">
        <text:list-item>
          <text:p text:style-name="P32"><text:span text:style-name="T11">3-4 lettere: </text:span><text:span text:style-name="T15">1</text:span><text:span text:style-name="T11"> </text:span><text:span text:style-name="T15">punto</text:span><text:span text:style-name="T11">.</text:span></text:p>
        </text:list-item>
        <text:list-item>
          <text:p text:style-name="P32"><text:span text:style-name="T11">5 lettere: </text:span><text:span text:style-name="T15">2 punti</text:span><text:span text:style-name="T11">.</text:span></text:p>
        </text:list-item>
        <text:list-item>
          <text:p text:style-name="P32"><text:soft-page-break/><text:span text:style-name="T11">6 lettere: </text:span><text:span text:style-name="T15">3 punti</text:span><text:span text:style-name="T11">.</text:span></text:p>
        </text:list-item>
        <text:list-item>
          <text:p text:style-name="P32"><text:span text:style-name="T11">7 lettere: </text:span><text:span text:style-name="T15">5 punti</text:span><text:span text:style-name="T11">.</text:span></text:p>
        </text:list-item>
        <text:list-item>
          <text:p text:style-name="P32"><text:span text:style-name="T11">8-16 lettere: </text:span><text:span text:style-name="T15">11 punti</text:span><text:span text:style-name="T11">.</text:span></text:p>
        </text:list-item>
      </text:list>
      <text:p text:style-name="P8"/>
      <text:p text:style-name="P9">Ovvietà:</text:p>
      <text:p text:style-name="P4"><text:span text:style-name="T11">È interessante notare come </text:span><text:span text:style-name="T8">qualunque utente regolamentarne iscritto</text:span><text:span text:style-name="T11"> abbia il permesso di organizzare una partita (non serve essere amministratori), purché questo sia </text:span><text:span text:style-name="T15">loggato</text:span><text:span text:style-name="T11"> al momento della creazione </text:span><text:span text:style-name="T14">della stessa</text:span><text:span text:style-name="T11">.</text:span></text:p>
      <text:p text:style-name="P9"/>
      <text:p text:style-name="P9">Tutte le statistiche della partita (TUTTE) vanno salvate su un database per una futura consultazi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9:23:00.040000000</meta:creation-date>
    <dc:date>2020-05-25T13:41:38.542000000</dc:date>
    <meta:editing-duration>PT1H59M49S</meta:editing-duration>
    <meta:editing-cycles>6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4" meta:word-count="447" meta:character-count="2700" meta:non-whitespace-character-count="2330"/>
  </office:meta>
</office:document-meta>
</file>